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ny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list-style-name="akapit_5f_1"/>
    <style:style style:name="P2" style:family="paragraph" style:parent-style-name="Heading_20_3" style:list-style-name="akapit_5f_1">
      <style:text-properties officeooo:paragraph-rsid="0017359a"/>
    </style:style>
    <style:style style:name="P3" style:family="paragraph" style:parent-style-name="akapit1" style:list-style-name="arabskie_5f_2"/>
    <style:style style:name="P4" style:family="paragraph" style:parent-style-name="akapit1" style:list-style-name="litery_5f_2"/>
    <style:style style:name="P5" style:family="paragraph" style:parent-style-name="akapit1" style:list-style-name="arabskie_5f_3"/>
    <style:style style:name="P6" style:family="paragraph" style:parent-style-name="akapit1" style:list-style-name="litery_5f_3"/>
    <style:style style:name="T1" style:family="text">
      <style:text-properties officeooo:rsid="0017359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 PREZENTACJI NA WEWNĘTRZNY USTNY EGZAMIN MATURALNY Z JĘZYKA POLSKIEGO W ROKU SZKOLNYM 2006/2007 </text:h>
      <text:p text:style-name="akapit1">Magdalena Barańska, klasa 3d</text:p>
      <text:p text:style-name="akapit1"><text:span text:style-name="T2">Temat:</text:span> Różne oblicza władców. Porównaj wybrane portrety w oparciu o teksty dramatyczne.</text:p>
      <text:list xml:id="list7591914060627981174" text:style-name="akapit_5f_1">
        <text:list-item>
          <text:list>
            <text:list-item>
              <text:list>
                <text:list-item>
                  <text:h text:style-name="P2" text:outline-level="3">Literatura podmiotu:</text:h>
                </text:list-item>
              </text:list>
            </text:list-item>
          </text:list>
        </text:list-item>
      </text:list>
      <text:list xml:id="list4183640429670833052" text:style-name="arabskie_5f_2">
        <text:list-item>
          <text:p text:style-name="P3">Kochanowski Jan, Odprawa posłów greckich, Zakład Narodowy im. Ossolińskich, Wrocław 1985.</text:p>
        </text:list-item>
        <text:list-item>
          <text:p text:style-name="P3">Machiavelli Niccolo, Książę (fragmenty), [w:] Mrowcewicz Krzysztof, Przeszłość to dziś, Wydawnictwo STENTOR, Warszawa 2004, s. 54-56.</text:p>
        </text:list-item>
        <text:list-item>
          <text:p text:style-name="P3">Shakespeare William, Makbet, Wydawnictwo Łódzkie, Biblioteka Lektur Szkolnych, Łódź 1976.</text:p>
        </text:list-item>
        <text:list-item>
          <text:p text:style-name="P3">Sofokles, Antygona, Krajowa Agencja Wydawnicza Rzeszów, Rzeszów 1990.</text:p>
        </text:list-item>
      </text:list>
      <text:list xml:id="list151321012741399" text:continue-list="list7591914060627981174" text:style-name="akapit_5f_1">
        <text:list-item>
          <text:list>
            <text:list-item>
              <text:list>
                <text:list-item>
                  <text:h text:style-name="P1" text:outline-level="3">Literatura przedmiotu:</text:h>
                </text:list-item>
              </text:list>
            </text:list-item>
          </text:list>
        </text:list-item>
      </text:list>
      <text:list xml:id="list3574892528997119346" text:style-name="arabskie_5f_2">
        <text:list-item>
          <text:p text:style-name="P3">Komorowski Jarosław, Makbet Williama Shakespeare'a, WSiP, Biblioteka Analiz Literackich, Warszawa 1989, s. 52-57.</text:p>
        </text:list-item>
        <text:list-item>
          <text:p text:style-name="P3">Kotarski Edward, Odprawa posłów greckich Jana Kochanowskiego, Państwowe Zakłady Wydawnictw Szkolnych, Biblioteka Analiz Literackich, Warszawa 1969, s.40-48.</text:p>
        </text:list-item>
        <text:list-item>
          <text:p text:style-name="P3">Ryś Anna, Antygona Sofoklesa, Wydawnictwo Marek Rożak, Gdańsk 1994, s. 29- 42.</text:p>
        </text:list-item>
      </text:list>
      <text:list xml:id="list151321715712073" text:continue-list="list151321012741399" text:style-name="akapit_5f_1">
        <text:list-item>
          <text:list>
            <text:list-item>
              <text:list>
                <text:list-item>
                  <text:h text:style-name="P1" text:outline-level="3">Ramowy plan wypowiedzi:</text:h>
                </text:list-item>
              </text:list>
            </text:list-item>
          </text:list>
        </text:list-item>
      </text:list>
      <text:list xml:id="list7802924187082556016" text:style-name="litery_5f_2">
        <text:list-item>
          <text:p text:style-name="P4">Wstęp</text:p>
        </text:list-item>
      </text:list>
      <text:list xml:id="list7910235704404575941" text:style-name="arabskie_5f_3">
        <text:list-item>
          <text:p text:style-name="P5">Rozważania dotyczące* osób sprawujących władzę oraz* sposobów rządzenia.</text:p>
        </text:list-item>
        <text:list-item>
          <text:p text:style-name="P5">"Ksiażę" Niccolo Machiavellego jako punkt odniesienia do analizy postępowania przedstawionych bohaterów – władców.</text:p>
        </text:list-item>
      </text:list>
      <text:list xml:id="list151321911090175" text:continue-list="list7802924187082556016" text:style-name="litery_5f_2">
        <text:list-item>
          <text:p text:style-name="P4">Kolejność prezentowanych argumentów (treści)</text:p>
        </text:list-item>
      </text:list>
      <text:list xml:id="list9051470390524854874" text:style-name="arabskie_5f_3">
        <text:list-item>
          <text:p text:style-name="P5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5">Zróżnicowanie* oceny postępowania Kreona jako:</text:p>
        </text:list-item>
      </text:list>
      <text:list xml:id="list2167368994336038887" text:style-name="litery_5f_3">
        <text:list-item>
          <text:p text:style-name="P6">władcy – tyrana i despoty surowo egzekwującego wydane prawa i rozkazy,</text:p>
        </text:list-item>
        <text:list-item>
          <text:p text:style-name="P6">władcy konsekwentnego, bezkompromisowego, pozbawionego prywaty, kierującego się interesami i obowiązkami państwa.</text:p>
        </text:list-item>
      </text:list>
      <text:list xml:id="list151321610777244" text:continue-list="list9051470390524854874" text:style-name="arabskie_5f_3">
        <text:list-item>
          <text:p text:style-name="P5">Sylwetka bezwzględnego Makbeta – władcy zbrodniarza zaślepionego namiętnością władzy, ale bezustannego borykającego się z wyrzutami sumienia:</text:p>
        </text:list-item>
      </text:list>
      <text:list xml:id="list3038856749488435414" text:style-name="litery_5f_3">
        <text:list-item>
          <text:p text:style-name="P6">tragizm postaci Makbeta – władca ukazany jako marionetka ludzkich namiętności, motyw życia – teatru.</text:p>
        </text:list-item>
      </text:list>
      <text:list xml:id="list151321221660389" text:continue-list="list151321911090175" text:style-name="litery_5f_2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51321987147659" text:continue-list="list151321715712073" text:style-name="akapit_5f_1">
        <text:list-item>
          <text:list>
            <text:list-item>
              <text:list>
                <text:list-item>
                  <text:h text:style-name="P1" text:outline-level="3">Materiały pomocnicze</text:h>
                </text:list-item>
              </text:list>
            </text:list-item>
          </text:list>
        </text:list-item>
      </text:list>
      <text:list xml:id="list151320967457932" text:continue-list="list3574892528997119346" text:style-name="arabskie_5f_2">
        <text:list-item text:start-value="1">
          <text:p text:style-name="P3">kartka z cytatami,</text:p>
        </text:list-item>
        <text:list-item>
          <text:p text:style-name="P3">prezentacja multimedialna.</text:p>
        </text:list-item>
      </text:list>
      <text:p text:style-name="podpis">Podpis zdającego</text:p>
      <text:p text:style-name="podpis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ny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style:font-name="Arial" fo:font-family="Arial" style:font-style-name="Normalny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9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kapit1" style:family="paragraph" style:parent-style-name="Preformatted_20_Text" style:master-page-name="">
      <style:paragraph-properties fo:margin-top="0.049cm" fo:margin-bottom="0.049cm" loext:contextual-spacing="false" fo:line-height="100%" fo:text-align="justify" style:justify-single-word="false" style:page-number="auto"/>
      <style:text-properties style:font-name="Times New Roman" fo:font-family="'Times New Roman'" style:font-style-name="Normalny" style:font-family-generic="roman" style:font-pitch="variable" fo:font-size="11pt" officeooo:rsid="0017359a"/>
    </style:style>
    <style:style style:name="podpis" style:family="paragraph" style:parent-style-name="akapit1">
      <style:paragraph-properties fo:line-height="150%" fo:text-align="end" style:justify-single-word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kapit_5f_1" style:display-name="akapit_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fo:text-indent="-0.751cm" fo:margin-left="1.251cm"/>
        </style:list-level-properties>
      </text:list-level-style-number>
    </text:list-style>
    <text:list-style style:name="arabskie_5f_2" style:display-name="arabskie_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</text:list-style>
    <text:list-style style:name="litery_5f_2" style:display-name="litery_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cm" fo:text-indent="-0.591cm" fo:margin-left="1.64cm"/>
        </style:list-level-properties>
      </text:list-level-style-number>
    </text:list-style>
    <text:list-style style:name="arabskie_5f_3" style:display-name="arabskie_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101cm" fo:text-indent="-0.55cm" fo:margin-left="2.05cm"/>
        </style:list-level-properties>
      </text:list-level-style-number>
    </text:list-style>
    <text:list-style style:name="litery_5f_3" style:display-name="litery_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cm" fo:text-indent="-0.699cm" fo:margin-left="2.7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5:13:20.316000000</dc:date>
    <meta:editing-duration>PT14M53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30" meta:word-count="330" meta:character-count="2631" meta:non-whitespace-character-count="2350"/>
  </office:meta>
</office:document-meta>
</file>